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80C877B612.png" manifest:media-type="image/png"/>
  <manifest:file-entry manifest:full-path="Pictures/1000000000000280000001802A15E3BF.png" manifest:media-type="image/png"/>
  <manifest:file-entry manifest:full-path="Pictures/100000000000028000000180A052915D.png" manifest:media-type="image/png"/>
  <manifest:file-entry manifest:full-path="Pictures/1000000000000280000001801EE2AA6C.png" manifest:media-type="image/png"/>
  <manifest:file-entry manifest:full-path="Pictures/10000000000002800000018098B7EDB7.png" manifest:media-type="image/png"/>
  <manifest:file-entry manifest:full-path="Pictures/100000000000028000000180CA876D3F.png" manifest:media-type="image/png"/>
  <manifest:file-entry manifest:full-path="Pictures/100000000000028000000180A5219E5F.png" manifest:media-type="image/png"/>
  <manifest:file-entry manifest:full-path="Pictures/10000000000002800000018000B1FD20.png" manifest:media-type="image/png"/>
  <manifest:file-entry manifest:full-path="Pictures/100000000000028000000180CA98024F.png" manifest:media-type="image/png"/>
  <manifest:file-entry manifest:full-path="Pictures/100000000000028000000180DE91136F.png" manifest:media-type="image/png"/>
  <manifest:file-entry manifest:full-path="Pictures/100000000000028000000180A1A7698C.png" manifest:media-type="image/png"/>
  <manifest:file-entry manifest:full-path="Pictures/1000000000000280000001802E2C000B.png" manifest:media-type="image/png"/>
  <manifest:file-entry manifest:full-path="Pictures/100000000000028000000180B05E14E1.png" manifest:media-type="image/png"/>
  <manifest:file-entry manifest:full-path="Pictures/10000000000002800000018063C14327.png" manifest:media-type="image/png"/>
  <manifest:file-entry manifest:full-path="Pictures/1000000000000280000001808E37CB9A.png" manifest:media-type="image/png"/>
  <manifest:file-entry manifest:full-path="Pictures/1000000000000280000001803FDC36D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f02e" officeooo:paragraph-rsid="0018f02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6665in" svg:height="4in" draw:z-index="0"><draw:image xlink:href="Pictures/1000000000000280000001803FDC36DD.png" xlink:type="simple" xlink:show="embed" xlink:actuate="onLoad"/></draw:frame></text:p>
      <text:p text:style-name="P1"/>
      <text:p text:style-name="P1"/>
      <text:p text:style-name="P1"><draw:frame draw:style-name="fr1" draw:name="Image2" text:anchor-type="paragraph" svg:width="6.6665in" svg:height="4in" draw:z-index="1"><draw:image xlink:href="Pictures/1000000000000280000001808E37CB9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width="6.6665in" svg:height="4in" draw:z-index="2"><draw:image xlink:href="Pictures/100000000000028000000180B05E14E1.png" xlink:type="simple" xlink:show="embed" xlink:actuate="onLoad"/></draw:frame><text:soft-page-break/></text:p>
      <text:p text:style-name="P1"><draw:frame draw:style-name="fr2" draw:name="Image4" text:anchor-type="paragraph" svg:width="6.6665in" svg:height="4in" draw:z-index="3"><draw:image xlink:href="Pictures/10000000000002800000018063C1432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5" text:anchor-type="paragraph" svg:width="6.6665in" svg:height="4in" draw:z-index="4"><draw:image xlink:href="Pictures/1000000000000280000001802E2C000B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Image6" text:anchor-type="paragraph" svg:width="6.6665in" svg:height="4in" draw:z-index="5"><draw:image xlink:href="Pictures/100000000000028000000180A1A7698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paragraph" svg:width="6.6665in" svg:height="4in" draw:z-index="6"><draw:image xlink:href="Pictures/100000000000028000000180DE91136F.png" xlink:type="simple" xlink:show="embed" xlink:actuate="onLoad"/></draw:frame><text:soft-page-break/></text:p>
      <text:p text:style-name="P1"/>
      <text:p text:style-name="P1"/>
      <text:p text:style-name="P1"/>
      <text:p text:style-name="P1"><draw:frame draw:style-name="fr1" draw:name="Image8" text:anchor-type="paragraph" svg:width="6.6665in" svg:height="4in" draw:z-index="7"><draw:image xlink:href="Pictures/100000000000028000000180CA98024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9" text:anchor-type="paragraph" svg:width="6.6665in" svg:height="4in" draw:z-index="8"><draw:image xlink:href="Pictures/100000000000028000000180CA876D3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0" text:anchor-type="paragraph" svg:width="6.6665in" svg:height="4in" draw:z-index="9"><draw:image xlink:href="Pictures/1000000000000280000001801EE2AA6C.png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3" draw:name="Image11" text:anchor-type="paragraph" svg:x="0.0134in" svg:y="0.6165in" svg:width="6.6665in" svg:height="4in" draw:z-index="10"><draw:image xlink:href="Pictures/100000000000028000000180A052915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2" text:anchor-type="paragraph" svg:width="6.6665in" svg:height="4in" draw:z-index="11"><draw:image xlink:href="Pictures/10000000000002800000018098B7EDB7.png" xlink:type="simple" xlink:show="embed" xlink:actuate="onLoad"/></draw:frame><text:soft-page-break/></text:p>
      <text:p text:style-name="P1"/>
      <text:p text:style-name="P1"/>
      <text:p text:style-name="P1"><draw:frame draw:style-name="fr1" draw:name="Image13" text:anchor-type="paragraph" svg:width="6.6665in" svg:height="4in" draw:z-index="12"><draw:image xlink:href="Pictures/10000000000002800000018000B1FD2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1" draw:name="Image14" text:anchor-type="paragraph" svg:width="6.6665in" svg:height="4in" draw:z-index="13"><draw:image xlink:href="Pictures/100000000000028000000180A5219E5F.png" xlink:type="simple" xlink:show="embed" xlink:actuate="onLoad"/></draw:frame></text:p>
      <text:p text:style-name="P1"/>
      <text:p text:style-name="P1"><draw:frame draw:style-name="fr3" draw:name="Image15" text:anchor-type="paragraph" svg:x="0.0134in" svg:y="0.1811in" svg:width="6.6665in" svg:height="4in" draw:z-index="14"><draw:image xlink:href="Pictures/1000000000000280000001802A15E3BF.png" xlink:type="simple" xlink:show="embed" xlink:actuate="onLoad"/></draw:frame></text:p>
      <text:p text:style-name="P1"/>
      <text:p text:style-name="P1"/>
      <text:p text:style-name="P1"><draw:frame draw:style-name="fr1" draw:name="Image16" text:anchor-type="paragraph" svg:width="6.6665in" svg:height="4in" draw:z-index="15"><draw:image xlink:href="Pictures/100000000000028000000180C877B61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3:51:03.004063476</meta:creation-date>
    <dc:date>2016-08-27T00:10:40.533790654</dc:date>
    <meta:editing-duration>PT1H28M24S</meta:editing-duration>
    <meta:editing-cycles>13</meta:editing-cycles>
    <meta:generator>LibreOffice/4.2.8.2$Linux_x86 LibreOffice_project/420m0$Build-2</meta:generator>
    <meta:document-statistic meta:table-count="0" meta:image-count="16" meta:object-count="0" meta:page-count="9" meta:paragraph-count="0" meta:word-count="0" meta:character-count="0" meta:non-whitespace-character-count="0"/>
  </office:meta>
</office:document-meta>
</file>